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C2000000B6766B5A3D51EC899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="none"/>
    </style:style>
    <style:style style:name="P1" style:family="paragraph" style:parent-style-name="Standard">
      <style:text-properties officeooo:paragraph-rsid="00126cf4"/>
    </style:style>
    <style:style style:name="P2" style:family="paragraph" style:parent-style-name="Preformatted_20_Text">
      <style:text-properties fo:color="#000000" style:font-name="DejaVu Sans Mono" officeooo:rsid="0020f640" officeooo:paragraph-rsid="0020f640"/>
    </style:style>
    <style:style style:name="P3" style:family="paragraph" style:parent-style-name="Table_20_Contents">
      <style:text-properties style:font-name="Arial" fo:font-size="12pt" officeooo:rsid="0027eb73" officeooo:paragraph-rsid="0027eb73" style:font-name-asian="Courier New" style:font-size-asian="12pt" style:font-name-complex="Liberation Mono" style:font-size-complex="12pt"/>
    </style:style>
    <style:style style:name="P4" style:family="paragraph" style:parent-style-name="Table_20_Contents">
      <style:text-properties style:font-name="Arial" fo:font-size="12pt" style:font-size-asian="12pt" style:font-size-complex="12pt"/>
    </style:style>
    <style:style style:name="P5" style:family="paragraph" style:parent-style-name="Table_20_Contents">
      <style:text-properties style:font-name="Arial" fo:font-size="12pt" officeooo:rsid="0057fa49" officeooo:paragraph-rsid="0057fa49" style:font-size-asian="12pt" style:font-size-complex="12pt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Preformatted_20_Text">
      <style:text-properties fo:color="#000000" style:font-name="DejaVu Sans Mono" officeooo:rsid="001b0d80" officeooo:paragraph-rsid="003c140b"/>
    </style:style>
    <style:style style:name="P8" style:family="paragraph" style:parent-style-name="Preformatted_20_Text">
      <style:text-properties fo:color="#000000" style:font-name="Arial" fo:font-size="12pt" officeooo:paragraph-rsid="00126cf4" style:font-size-asian="12pt" style:font-size-complex="12pt"/>
    </style:style>
    <style:style style:name="P9" style:family="paragraph" style:parent-style-name="Preformatted_20_Text">
      <style:text-properties fo:color="#000000" style:font-name="Arial" fo:font-size="12pt" officeooo:rsid="0023e080" officeooo:paragraph-rsid="0023e080" style:font-size-asian="12pt" style:font-size-complex="12pt"/>
    </style:style>
    <style:style style:name="P10" style:family="paragraph" style:parent-style-name="Preformatted_20_Text">
      <style:text-properties fo:color="#000000" style:font-name="Arial" fo:font-size="12pt" officeooo:rsid="00419800" officeooo:paragraph-rsid="00419800" style:font-size-asian="12pt" style:font-size-complex="12pt"/>
    </style:style>
    <style:style style:name="P11" style:family="paragraph" style:parent-style-name="Preformatted_20_Text">
      <style:text-properties fo:color="#000000" style:font-name="Arial" fo:font-size="12pt" officeooo:rsid="0020f640" officeooo:paragraph-rsid="0023e080" style:font-size-asian="12pt" style:font-size-complex="12pt"/>
    </style:style>
    <style:style style:name="P12" style:family="paragraph" style:parent-style-name="Preformatted_20_Text">
      <style:text-properties fo:color="#000000" style:font-name="Arial" fo:font-size="12pt" officeooo:rsid="0020f640" officeooo:paragraph-rsid="0020f640" style:font-size-asian="12pt" style:font-size-complex="12pt"/>
    </style:style>
    <style:style style:name="P13" style:family="paragraph" style:parent-style-name="Preformatted_20_Text">
      <style:text-properties fo:color="#000000" style:font-name="Arial" fo:font-size="12pt" officeooo:rsid="001b0d80" officeooo:paragraph-rsid="0057fa49" style:font-size-asian="12pt" style:font-size-complex="12pt"/>
    </style:style>
    <style:style style:name="P14" style:family="paragraph" style:parent-style-name="Preformatted_20_Text">
      <style:text-properties fo:color="#000000" style:font-name="Arial" fo:font-size="12pt" officeooo:paragraph-rsid="0057fa49" style:font-size-asian="12pt" style:font-size-complex="12pt"/>
    </style:style>
    <style:style style:name="P15" style:family="paragraph" style:parent-style-name="Preformatted_20_Text">
      <style:paragraph-properties fo:text-align="end" style:justify-single-word="false"/>
      <style:text-properties style:font-name="Arial" fo:font-size="12pt" officeooo:paragraph-rsid="0057fa49" style:font-size-asian="12pt" style:font-size-complex="12pt"/>
    </style:style>
    <style:style style:name="P16" style:family="paragraph" style:parent-style-name="Standard">
      <style:text-properties officeooo:paragraph-rsid="00126cf4"/>
    </style:style>
    <style:style style:name="P17" style:family="paragraph" style:parent-style-name="Standard">
      <style:text-properties style:font-name="Arial" fo:font-size="12pt" style:font-size-asian="12pt" style:font-size-complex="12pt"/>
    </style:style>
    <style:style style:name="P18" style:family="paragraph" style:parent-style-name="Standard">
      <style:text-properties style:font-name="Arial" fo:font-size="12pt" officeooo:paragraph-rsid="00126cf4" style:font-size-asian="12pt" style:font-size-complex="12pt"/>
    </style:style>
    <style:style style:name="P19" style:family="paragraph" style:parent-style-name="Standard">
      <style:text-properties style:font-name="Arial" fo:font-size="12pt" officeooo:paragraph-rsid="00143f17" style:font-size-asian="12pt" style:font-size-complex="12pt"/>
    </style:style>
    <style:style style:name="P20" style:family="paragraph" style:parent-style-name="Standard">
      <style:text-properties style:font-name="Arial" fo:font-size="12pt" officeooo:paragraph-rsid="0059430a" style:font-size-asian="12pt" style:font-size-complex="12pt"/>
    </style:style>
    <style:style style:name="P21" style:family="paragraph" style:parent-style-name="Standard">
      <style:paragraph-properties fo:text-align="end" style:justify-single-word="false"/>
      <style:text-properties style:font-name="Arial" fo:font-size="12pt" officeooo:rsid="0059430a" officeooo:paragraph-rsid="0059430a" style:font-size-asian="12pt" style:font-size-complex="12pt"/>
    </style:style>
    <style:style style:name="P22" style:family="paragraph" style:parent-style-name="Standard">
      <style:text-properties style:font-name="Arial" fo:font-size="12pt" fo:font-style="italic" style:text-underline-style="solid" style:text-underline-width="auto" style:text-underline-color="font-color" officeooo:paragraph-rsid="00126cf4" style:font-size-asian="12pt" style:font-style-asian="italic" style:font-size-complex="12pt" style:font-style-complex="italic"/>
    </style:style>
    <style:style style:name="P23" style:family="paragraph" style:parent-style-name="Standard">
      <style:text-properties fo:color="#000000" style:font-name="Arial" fo:font-size="12pt" officeooo:rsid="005029e2" officeooo:paragraph-rsid="005029e2" style:font-size-asian="12pt" style:font-size-complex="12pt"/>
    </style:style>
    <style:style style:name="P24" style:family="paragraph" style:parent-style-name="Standard">
      <style:text-properties fo:color="#000000" style:font-name="Arial" fo:font-size="12pt" officeooo:rsid="004fb3ae" officeooo:paragraph-rsid="004fb3ae" style:font-size-asian="12pt" style:font-size-complex="12pt"/>
    </style:style>
    <style:style style:name="P25" style:family="paragraph" style:parent-style-name="Standard">
      <style:text-properties fo:color="#000000" style:font-name="Arial" fo:font-size="12pt" officeooo:rsid="00143f17" officeooo:paragraph-rsid="00143f17" style:font-size-asian="12pt" style:font-size-complex="12pt"/>
    </style:style>
    <style:style style:name="P26" style:family="paragraph" style:parent-style-name="Standard">
      <style:text-properties fo:color="#000000" style:font-name="Arial" fo:font-size="12pt" officeooo:rsid="001b0d80" officeooo:paragraph-rsid="001b0d80" style:font-size-asian="12pt" style:font-size-complex="12pt"/>
    </style:style>
    <style:style style:name="P27" style:family="paragraph" style:parent-style-name="Standard">
      <style:text-properties fo:color="#000000" style:font-name="Arial" fo:font-size="12pt" officeooo:rsid="001b0d80" officeooo:paragraph-rsid="004e4d65" style:font-size-asian="12pt" style:font-size-complex="12pt"/>
    </style:style>
    <style:style style:name="P28" style:family="paragraph" style:parent-style-name="Standard">
      <style:text-properties fo:color="#000000" style:font-name="Arial" fo:font-size="12pt" officeooo:rsid="001b0d80" officeooo:paragraph-rsid="001de838" style:font-size-asian="12pt" style:font-size-complex="12pt"/>
    </style:style>
    <style:style style:name="P29" style:family="paragraph" style:parent-style-name="Standard">
      <style:text-properties fo:color="#000000" style:font-name="Arial" fo:font-size="12pt" officeooo:rsid="001b0d80" officeooo:paragraph-rsid="002104d6" style:font-size-asian="12pt" style:font-size-complex="12pt"/>
    </style:style>
    <style:style style:name="P30" style:family="paragraph" style:parent-style-name="Standard">
      <style:text-properties fo:color="#000000" style:font-name="Arial" fo:font-size="12pt" officeooo:rsid="001b0d80" officeooo:paragraph-rsid="00436518" style:font-size-asian="12pt" style:font-size-complex="12pt"/>
    </style:style>
    <style:style style:name="P31" style:family="paragraph" style:parent-style-name="Standard">
      <style:text-properties fo:color="#000000" style:font-name="Arial" fo:font-size="12pt" officeooo:rsid="001b0d80" officeooo:paragraph-rsid="00219fe0" style:font-size-asian="12pt" style:font-size-complex="12pt"/>
    </style:style>
    <style:style style:name="P32" style:family="paragraph" style:parent-style-name="Standard">
      <style:text-properties fo:color="#000000" style:font-name="Arial" fo:font-size="12pt" officeooo:paragraph-rsid="004dd30a" style:font-size-asian="12pt" style:font-size-complex="12pt"/>
    </style:style>
    <style:style style:name="P33" style:family="paragraph" style:parent-style-name="Standard">
      <style:text-properties fo:color="#000000" style:font-name="Arial" fo:font-size="12pt" officeooo:rsid="0020f640" officeooo:paragraph-rsid="0023e080" style:font-size-asian="12pt" style:font-size-complex="12pt"/>
    </style:style>
    <style:style style:name="P34" style:family="paragraph" style:parent-style-name="Standard">
      <style:text-properties fo:color="#000000" style:font-name="Arial" fo:font-size="12pt" officeooo:rsid="0020f640" officeooo:paragraph-rsid="0020f640" style:font-size-asian="12pt" style:font-size-complex="12pt"/>
    </style:style>
    <style:style style:name="P35" style:family="paragraph" style:parent-style-name="Standard">
      <style:text-properties fo:color="#000000" style:font-name="Arial" fo:font-size="12pt" officeooo:rsid="00219fe0" officeooo:paragraph-rsid="00219fe0" style:font-size-asian="12pt" style:font-size-complex="12pt"/>
    </style:style>
    <style:style style:name="P36" style:family="paragraph" style:parent-style-name="Standard">
      <style:text-properties fo:color="#000000" style:font-name="Arial" fo:font-size="12pt" officeooo:rsid="001b0d80" officeooo:paragraph-rsid="0027eb73" style:font-name-asian="Courier New" style:font-size-asian="12pt" style:font-name-complex="Liberation Mono" style:font-size-complex="12pt"/>
    </style:style>
    <style:style style:name="P37" style:family="paragraph" style:parent-style-name="Standard">
      <style:text-properties fo:color="#000000" style:font-name="Arial" fo:font-size="12pt" officeooo:rsid="00219fe0" officeooo:paragraph-rsid="0027eb73" style:font-name-asian="Courier New" style:font-size-asian="12pt" style:font-name-complex="Liberation Mono" style:font-size-complex="12pt"/>
    </style:style>
    <style:style style:name="T1" style:family="text">
      <style:text-properties officeooo:rsid="00115724"/>
    </style:style>
    <style:style style:name="T2" style:family="text">
      <style:text-properties officeooo:rsid="001237c1"/>
    </style:style>
    <style:style style:name="T3" style:family="text">
      <style:text-properties fo:color="#000000"/>
    </style:style>
    <style:style style:name="T4" style:family="text">
      <style:text-properties fo:color="#000000" officeooo:rsid="00139f4e"/>
    </style:style>
    <style:style style:name="T5" style:family="text">
      <style:text-properties fo:color="#000000" officeooo:rsid="00143f17"/>
    </style:style>
    <style:style style:name="T6" style:family="text">
      <style:text-properties fo:color="#000000" officeooo:rsid="0057fa49"/>
    </style:style>
    <style:style style:name="T7" style:family="text">
      <style:text-properties officeooo:rsid="00143f17"/>
    </style:style>
    <style:style style:name="T8" style:family="text">
      <style:text-properties officeooo:rsid="001527da"/>
    </style:style>
    <style:style style:name="T9" style:family="text">
      <style:text-properties officeooo:rsid="001cdf93"/>
    </style:style>
    <style:style style:name="T10" style:family="text">
      <style:text-properties fo:color="#0000ff" fo:font-weight="bold"/>
    </style:style>
    <style:style style:name="T11" style:family="text">
      <style:text-properties fo:color="#0000ff" style:font-name="Arial" fo:font-size="12pt" fo:font-weight="bold" style:font-size-asian="12pt" style:font-size-complex="12pt"/>
    </style:style>
    <style:style style:name="T12" style:family="text">
      <style:text-properties fo:color="#0000ff" style:font-name="Arial" fo:font-size="12pt" fo:font-weight="bold" officeooo:rsid="00495122" style:font-size-asian="12pt" style:font-size-complex="12pt"/>
    </style:style>
    <style:style style:name="T13" style:family="text">
      <style:text-properties fo:color="#0000ff" style:font-name="Arial" fo:font-size="12pt" fo:font-weight="bold" officeooo:rsid="004a4272" style:font-size-asian="12pt" style:font-size-complex="12pt"/>
    </style:style>
    <style:style style:name="T14" style:family="text">
      <style:text-properties officeooo:rsid="00401d84"/>
    </style:style>
    <style:style style:name="T15" style:family="text">
      <style:text-properties officeooo:rsid="001b0d80"/>
    </style:style>
    <style:style style:name="T16" style:family="text">
      <style:text-properties officeooo:rsid="004dd30a"/>
    </style:style>
    <style:style style:name="T17" style:family="text">
      <style:text-properties style:font-name="Arial" fo:font-size="12pt" style:font-size-asian="12pt" style:font-size-complex="12pt"/>
    </style:style>
    <style:style style:name="T18" style:family="text">
      <style:text-properties officeooo:rsid="005a9235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2" text:separation-character=" " text:name="Table"/>
        <text:sequence-decl text:display-outline-level="0" text:name="Text"/>
        <text:sequence-decl text:display-outline-level="0" text:name="Drawing"/>
      </text:sequence-decls>
      <text:p text:style-name="P15"><text:span text:style-name="T6"/></text:p>
      <text:p text:style-name="P15"><text:span text:style-name="T6"/></text:p>
      <text:p text:style-name="P15"><text:span text:style-name="T6">Lisogne, le {{ dateJour}}</text:span></text:p>
      <text:p text:style-name="P8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5">{{titre}} {{ nom}} {{prenom}}</text:p>
            <text:p text:style-name="P5">{{adresse}}</text:p>
            <text:p text:style-name="P5">{{<text:bookmark-start text:name="__DdeLink__2378_146884435"/>localite<text:bookmark-end text:name="__DdeLink__2378_146884435"/>}}</text:p>
          </table:table-cell>
          <table:table-cell table:style-name="Tableau5.A1" office:value-type="string">
            <text:p text:style-name="P4"/>
          </table:table-cell>
        </table:table-row>
      </table:table>
      <text:p text:style-name="P18"/>
      <text:p text:style-name="P22"><text:span text:style-name="T1">{{</text:span><text:span text:style-name="T3">suj</text:span><text:span text:style-name="T4">e</text:span><text:span text:style-name="T3">t</text:span><text:span text:style-name="T2">}}</text:span></text:p>
      <text:p text:style-name="P18"/>
      <text:p text:style-name="P18"/>
      <text:p text:style-name="P17"><text:span text:style-name="T8">{{titre}}</text:span>, </text:p>
      <text:p text:style-name="P17"/>
      <text:p text:style-name="P17"/>
      <text:p text:style-name="P17"/>
      <text:p text:style-name="P17">Par la présente, nous tenons à vous informer que le prix du loyer du bien que nous vous donnons en location, peut être indexé à la date du .......................(1), <text:s/>conformément à la formule suivante:</text:p>
      <text:p text:style-name="P17"/>
      <text:p text:style-name="P17">loyer de base (2) </text:p>
      <text:p text:style-name="P20">€ .............. x ........................... </text:p>
      <text:p text:style-name="P20">nouvel indice (3) </text:p>
      <text:p text:style-name="P17">indice de départ (4)</text:p>
      <text:p text:style-name="P17"/>
      <text:p text:style-name="P17">Aussi, nous vous invitons à nous régler cette somme à partir du ............................. </text:p>
      <text:p text:style-name="P17">(5).</text:p>
      <text:p text:style-name="P17"/>
      <text:p text:style-name="P17">Si vous deviez déjà avoir effectué le versement du loyer de ce mois, nous vous saurions gré de bien vouloir nous verser le loyer indexé à partir du mois suivant et de nous verser le solde pour ce mois, soit €................ séparément.</text:p>
      <text:p text:style-name="P17"/>
      <text:p text:style-name="P17">En espérant pouvoir poursuivre notre contrat de bail en de bons termes, nous vous </text:p>
      <text:p text:style-name="P17">prions de croire, Madame, Monsieur, en l’expression de mes sentiments distingués.</text:p>
      <text:p text:style-name="P17"/>
      <text:p text:style-name="P21"/>
      <text:p text:style-name="P21"/>
      <text:p text:style-name="P21"/>
      <text:p text:style-name="P21">{{gestionnaire_prenom}} {{gestionnaire_nom}}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"><text:span text:style-name="Source_20_Text"><text:span text:style-name="T17"/></text:span></text:p>
      <text:p text:style-name="P1"><text:soft-page-break/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/></text:span></text:p>
      <text:p text:style-name="P1"><text:span text:style-name="Source_20_Text"><text:span text:style-name="T17">{% load templated_docs_tags %}</text:span></text:span></text:p>
      <text:p text:style-name="P19"><text:span text:style-name="T7">{{</text:span><text:span text:style-name="T3">format</text:span><text:span text:style-name="T5">}}</text:span></text:p>
      <text:p text:style-name="P23">a</text:p>
      <text:p text:style-name="P24">{{ l1 }}</text:p>
      <text:p text:style-name="P24">{{ l2 }}</text:p>
      <text:p text:style-name="P23">b</text:p>
      <text:p text:style-name="P25"/>
      <text:p text:style-name="P26">{% for ligne in lignes %}</text:p>
      <text:p text:style-name="P27">{{ ligne.ligne_complete<text:span text:style-name="T16">|lolinebreaks</text:span> }}</text:p>
      <text:p text:style-name="P26">{% endfor %}</text:p>
      <text:p text:style-name="P26"/>
      <text:p text:style-name="P28">{% for ligne in lignes %}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9">{{ ligne.<text:span text:style-name="T9">col1|lolinebreaks</text:span> }}</text:p>
          </table:table-cell>
          <table:table-cell table:style-name="Tableau1.B1" office:value-type="string">
            <text:p text:style-name="P28">{{ ligne.<text:span text:style-name="T9">col2|lolinebreaks</text:span> }}</text:p>
          </table:table-cell>
        </table:table-row>
      </table:table>
      <text:p text:style-name="P28">{% endfor %}</text:p>
      <text:p text:style-name="P9"/>
      <text:p text:style-name="P30">{% for ligne in lignes %}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2"><text:span text:style-name="T15">{{ ligne.</text:span>ligne_complete<text:span text:style-name="T16">|lolinebreaks }}</text:span></text:p>
          </table:table-cell>
          <table:table-cell table:style-name="Tableau4.B1" office:value-type="string">
            <text:p text:style-name="P30"/>
          </table:table-cell>
        </table:table-row>
      </table:table>
      <text:p text:style-name="P30">{% endfor %}</text:p>
      <text:p text:style-name="P9"/>
      <text:p text:style-name="P10">test html</text:p>
      <text:p text:style-name="P11">{% autoescape o<text:span text:style-name="T14">ff</text:span> %}</text:p>
      <text:p text:style-name="P33"/>
      <text:p text:style-name="P34">{{ html }}</text:p>
      <text:p text:style-name="P34"/>
      <text:p text:style-name="P12">{% endautoescape %}</text:p>
      <text:p text:style-name="P12"/>
      <text:p text:style-name="P10">test html fin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1">{% for ligne in lignes %}</text:p>
            <text:p text:style-name="P31">{{ ligne.<text:span text:style-name="T9">col1</text:span>}}</text:p>
            <text:p text:style-name="P35">{% endfor%}</text:p>
          </table:table-cell>
          <table:table-cell table:style-name="Tableau2.B1" office:value-type="string">
            <text:p text:style-name="P31">{% for ligne in lignes %}</text:p>
            <text:p text:style-name="P31">{{ ligne.<text:span text:style-name="T9">col2</text:span>}}</text:p>
            <text:p text:style-name="P35">{% endfor%}</text:p>
          </table:table-cell>
        </table:table-row>
      </table:table>
      <text:p text:style-name="P34"/>
      <text:p text:style-name="P3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Header 1</text:p>
          </table:table-cell>
          <table:table-cell table:style-name="Tableau3.B1" office:value-type="string">
            <text:p text:style-name="P3">Header 2</text:p>
          </table:table-cell>
        </table:table-row>
        <table:table-row>
          <table:table-cell table:style-name="Tableau3.A2" table:number-columns-spanned="2" office:value-type="string">
            <text:p text:style-name="P36">{% for ligne in lignes %}</text:p>
          </table:table-cell>
          <table:covered-table-cell/>
        </table:table-row>
        <table:table-row>
          <table:table-cell table:style-name="Tableau3.A3" office:value-type="string">
            <text:p text:style-name="P36">{{ ligne.<text:span text:style-name="T9">col1</text:span>}}</text:p>
          </table:table-cell>
          <table:table-cell table:style-name="Tableau3.A2" office:value-type="string">
            <text:p text:style-name="P36">{{ ligne.<text:span text:style-name="T9">col2</text:span>}}</text:p>
          </table:table-cell>
        </table:table-row>
        <table:table-row>
          <table:table-cell table:style-name="Tableau3.A2" table:number-columns-spanned="2" office:value-type="string">
            <text:p text:style-name="P37">{% endfor%}</text:p>
          </table:table-cell>
          <table:covered-table-cell/>
        </table:table-row>
      </table:table>
      <text:p text:style-name="P2"><text:span text:style-name="Source_20_Text"><text:span text:style-name="T17"/></text:span></text:p>
      <text:p text:style-name="P7"><text:span text:style-name="Source_20_Text"><text:span text:style-name="T17"/></text:span></text:p>
      <text:p text:style-name="P7"><text:soft-page-break/><text:span text:style-name="Source_20_Text"><text:span text:style-name="T17"/></text:span></text:p>
      <text:p text:style-name="P14">{{ <text:span text:style-name="T10">form</text:span>.<text:span text:style-name="T10">as_p </text:span>}}</text:p>
      <text:p text:style-name="P13"><text:span text:style-name="Source_20_Text"><text:span text:style-name="T17">{{ </text:span></text:span><text:span text:style-name="Source_20_Text"><text:span text:style-name="T11">form</text:span></text:span><text:span text:style-name="Source_20_Text"><text:span text:style-name="T12">set</text:span></text:span><text:span text:style-name="Source_20_Text"><text:span text:style-name="T17">.</text:span></text:span><text:span text:style-name="Source_20_Text"><text:span text:style-name="T11">as_</text:span></text:span><text:span text:style-name="Source_20_Text"><text:span text:style-name="T13">p</text:span></text:span><text:span text:style-name="Source_20_Text"><text:span text:style-name="T11"> </text:span></text:span><text:span text:style-name="Source_20_Text"><text:span text:style-name="T17">}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ans-serif" svg:font-family="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2.125cm" svg:height="0.861cm" draw:z-index="1"><draw:image xlink:href="Pictures/10000000000001C2000000B6766B5A3D51EC8990.jpg" xlink:type="simple" xlink:show="embed" xlink:actuate="onLoad"/></draw:frame></text:p>
      </style:header>
      <style:footer>
        <text:p text:style-name="MP1"><text:page-number text:select-page="current">0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15:34:00.161344792</meta:creation-date>
    <dc:date>2017-03-23T13:28:19.506375846</dc:date>
    <meta:editing-duration>PT2H59M44S</meta:editing-duration>
    <meta:editing-cycles>62</meta:editing-cycles>
    <meta:generator>LibreOffice/5.1.6.2$Linux_X86_64 LibreOffice_project/10m0$Build-2</meta:generator>
    <meta:document-statistic meta:table-count="5" meta:image-count="1" meta:object-count="0" meta:page-count="3" meta:paragraph-count="53" meta:word-count="256" meta:character-count="1542" meta:non-whitespace-character-count="1332"/>
  </office:meta>
</office:document-meta>
</file>